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officeooo:paragraph-rsid="00235957"/>
    </style:style>
    <style:style style:name="P26" style:family="paragraph" style:parent-style-name="Standard">
      <style:text-properties officeooo:rsid="00235957" officeooo:paragraph-rsid="00251143"/>
    </style:style>
    <style:style style:name="P27" style:family="paragraph" style:parent-style-name="Standard">
      <style:text-properties officeooo:rsid="00235957" officeooo:paragraph-rsid="002695bd"/>
    </style:style>
    <style:style style:name="P28" style:family="paragraph" style:parent-style-name="Standard">
      <style:text-properties officeooo:rsid="00235957" officeooo:paragraph-rsid="0028e2a6"/>
    </style:style>
    <style:style style:name="P29" style:family="paragraph" style:parent-style-name="Standard">
      <style:text-properties officeooo:rsid="0028e2a6" officeooo:paragraph-rsid="002695bd"/>
    </style:style>
    <style:style style:name="P30" style:family="paragraph" style:parent-style-name="Standard">
      <style:text-properties officeooo:rsid="0028e2a6" officeooo:paragraph-rsid="0028e2a6"/>
    </style:style>
    <style:style style:name="P31" style:family="paragraph" style:parent-style-name="Standard">
      <style:text-properties officeooo:rsid="002cd359" officeooo:paragraph-rsid="002cd359"/>
    </style:style>
    <style:style style:name="P32" style:family="paragraph" style:parent-style-name="Standard">
      <style:text-properties officeooo:rsid="002cd359" officeooo:paragraph-rsid="002f5d7d"/>
    </style:style>
    <style:style style:name="P33" style:family="paragraph" style:parent-style-name="Standard">
      <style:text-properties officeooo:rsid="002ed173" officeooo:paragraph-rsid="002ed173"/>
    </style:style>
    <style:style style:name="P34" style:family="paragraph" style:parent-style-name="Standard">
      <style:text-properties officeooo:rsid="002f5d7d" officeooo:paragraph-rsid="002f5d7d"/>
    </style:style>
    <style:style style:name="P35" style:family="paragraph" style:parent-style-name="Standard">
      <style:text-properties officeooo:rsid="002f9b6c" officeooo:paragraph-rsid="002f9b6c"/>
    </style:style>
    <style:style style:name="P36" style:family="paragraph" style:parent-style-name="Standard">
      <style:text-properties officeooo:rsid="0030b315" officeooo:paragraph-rsid="0030b315"/>
    </style:style>
    <style:style style:name="P37" style:family="paragraph" style:parent-style-name="Standard">
      <style:text-properties officeooo:rsid="00321711" officeooo:paragraph-rsid="00321711"/>
    </style:style>
    <style:style style:name="P38" style:family="paragraph" style:parent-style-name="Standard">
      <style:text-properties officeooo:rsid="002cd359" officeooo:paragraph-rsid="002cd359"/>
    </style:style>
    <style:style style:name="P39" style:family="paragraph" style:parent-style-name="Standard">
      <style:text-properties officeooo:rsid="002cd359" officeooo:paragraph-rsid="0035cc4c"/>
    </style:style>
    <style:style style:name="P40" style:family="paragraph" style:parent-style-name="Standard">
      <style:text-properties officeooo:rsid="0033b936" officeooo:paragraph-rsid="0035cc4c"/>
    </style:style>
    <style:style style:name="P41" style:family="paragraph" style:parent-style-name="Standard">
      <style:text-properties officeooo:rsid="002ed173" officeooo:paragraph-rsid="002ed173"/>
    </style:style>
    <style:style style:name="P42" style:family="paragraph" style:parent-style-name="Standard">
      <style:text-properties officeooo:rsid="002ed173" officeooo:paragraph-rsid="002cd359"/>
    </style:style>
    <style:style style:name="P43" style:family="paragraph" style:parent-style-name="Standard">
      <style:text-properties officeooo:rsid="002ed173" officeooo:paragraph-rsid="00321711"/>
    </style:style>
    <style:style style:name="P44" style:family="paragraph" style:parent-style-name="Standard">
      <style:text-properties officeooo:rsid="002f9b6c" officeooo:paragraph-rsid="002f9b6c"/>
    </style:style>
    <style:style style:name="P45" style:family="paragraph" style:parent-style-name="Standard">
      <style:text-properties officeooo:rsid="0030b315" officeooo:paragraph-rsid="0030b315"/>
    </style:style>
    <style:style style:name="P46" style:family="paragraph" style:parent-style-name="Standard">
      <style:text-properties officeooo:rsid="0030b315" officeooo:paragraph-rsid="003b317b"/>
    </style:style>
    <style:style style:name="P47" style:family="paragraph" style:parent-style-name="Standard">
      <style:text-properties officeooo:rsid="00235957"/>
    </style:style>
    <style:style style:name="P48" style:family="paragraph" style:parent-style-name="Standard">
      <style:text-properties officeooo:rsid="00235957" officeooo:paragraph-rsid="00235957"/>
    </style:style>
    <style:style style:name="P49" style:family="paragraph" style:parent-style-name="Standard">
      <style:text-properties officeooo:rsid="00235957" officeooo:paragraph-rsid="00390f7b"/>
    </style:style>
    <style:style style:name="P50" style:family="paragraph" style:parent-style-name="Standard">
      <style:text-properties officeooo:rsid="00235957" officeooo:paragraph-rsid="003a8f35"/>
    </style:style>
    <style:style style:name="P51" style:family="paragraph" style:parent-style-name="Standard">
      <style:text-properties officeooo:rsid="00235957" officeooo:paragraph-rsid="003d1e9b"/>
    </style:style>
    <style:style style:name="P52" style:family="paragraph" style:parent-style-name="Standard">
      <style:text-properties officeooo:rsid="00235957" officeooo:paragraph-rsid="0040d955"/>
    </style:style>
    <style:style style:name="P53" style:family="paragraph" style:parent-style-name="Standard">
      <style:text-properties officeooo:rsid="00235957" officeooo:paragraph-rsid="00419251"/>
    </style:style>
    <style:style style:name="P54" style:family="paragraph" style:parent-style-name="Standard">
      <style:text-properties officeooo:rsid="00235957" officeooo:paragraph-rsid="00431b7e"/>
    </style:style>
    <style:style style:name="P55" style:family="paragraph" style:parent-style-name="Standard">
      <style:text-properties officeooo:rsid="00235957" officeooo:paragraph-rsid="00438e7c"/>
    </style:style>
    <style:style style:name="P56" style:family="paragraph" style:parent-style-name="Standard">
      <style:text-properties officeooo:rsid="00235957" officeooo:paragraph-rsid="004561e1"/>
    </style:style>
    <style:style style:name="P57" style:family="paragraph" style:parent-style-name="Standard">
      <style:text-properties officeooo:rsid="00235957" officeooo:paragraph-rsid="0049589e"/>
    </style:style>
    <style:style style:name="P58" style:family="paragraph" style:parent-style-name="Standard">
      <style:text-properties officeooo:rsid="00235957" officeooo:paragraph-rsid="004ace81"/>
    </style:style>
    <style:style style:name="P59" style:family="paragraph" style:parent-style-name="Standard">
      <style:text-properties officeooo:rsid="0035cc4c" officeooo:paragraph-rsid="0035cc4c"/>
    </style:style>
    <style:style style:name="P60" style:family="paragraph" style:parent-style-name="Standard">
      <style:text-properties officeooo:rsid="002f5d7d" officeooo:paragraph-rsid="002f5d7d"/>
    </style:style>
    <style:style style:name="P61" style:family="paragraph" style:parent-style-name="Standard">
      <style:text-properties officeooo:rsid="0035f328" officeooo:paragraph-rsid="0035f328"/>
    </style:style>
    <style:style style:name="P62" style:family="paragraph" style:parent-style-name="Standard">
      <style:text-properties officeooo:rsid="0037a822" officeooo:paragraph-rsid="0037a822"/>
    </style:style>
    <style:style style:name="P63" style:family="paragraph" style:parent-style-name="Standard">
      <style:text-properties officeooo:rsid="00390f7b" officeooo:paragraph-rsid="00390f7b"/>
    </style:style>
    <style:style style:name="P64" style:family="paragraph" style:parent-style-name="Standard">
      <style:text-properties officeooo:rsid="003921f7" officeooo:paragraph-rsid="003921f7"/>
    </style:style>
    <style:style style:name="P65" style:family="paragraph" style:parent-style-name="Standard">
      <style:text-properties officeooo:rsid="003ac46a" officeooo:paragraph-rsid="003ac46a"/>
    </style:style>
    <style:style style:name="P66" style:family="paragraph" style:parent-style-name="Standard">
      <style:text-properties officeooo:rsid="003b317b" officeooo:paragraph-rsid="003b317b"/>
    </style:style>
    <style:style style:name="P67" style:family="paragraph" style:parent-style-name="Standard">
      <style:text-properties officeooo:rsid="003d1e9b" officeooo:paragraph-rsid="003d1e9b"/>
    </style:style>
    <style:style style:name="P68" style:family="paragraph" style:parent-style-name="Standard">
      <style:text-properties officeooo:rsid="003d4371" officeooo:paragraph-rsid="003d4371"/>
    </style:style>
    <style:style style:name="P69" style:family="paragraph" style:parent-style-name="Standard">
      <style:text-properties officeooo:rsid="004561e1" officeooo:paragraph-rsid="004561e1"/>
    </style:style>
    <style:style style:name="P70" style:family="paragraph" style:parent-style-name="Standard">
      <style:text-properties officeooo:rsid="00472e61" officeooo:paragraph-rsid="00472e61"/>
    </style:style>
    <style:style style:name="P71" style:family="paragraph" style:parent-style-name="Standard">
      <style:text-properties officeooo:rsid="0047d68a" officeooo:paragraph-rsid="0047d68a"/>
    </style:style>
    <style:style style:name="P72" style:family="paragraph" style:parent-style-name="Standard">
      <style:text-properties officeooo:rsid="0049589e" officeooo:paragraph-rsid="0049589e"/>
    </style:style>
    <style:style style:name="P73" style:family="paragraph" style:parent-style-name="Standard">
      <style:text-properties officeooo:rsid="004ace81" officeooo:paragraph-rsid="004ace81"/>
    </style:style>
    <style:style style:name="P74" style:family="paragraph" style:parent-style-name="Standard">
      <style:text-properties officeooo:rsid="004c8de3" officeooo:paragraph-rsid="004c8de3"/>
    </style:style>
    <style:style style:name="P75" style:family="paragraph" style:parent-style-name="Standard">
      <style:text-properties officeooo:rsid="004cf11a" officeooo:paragraph-rsid="004cf11a"/>
    </style:style>
    <style:style style:name="P76" style:family="paragraph" style:parent-style-name="Standard">
      <style:text-properties officeooo:rsid="004e60c7" officeooo:paragraph-rsid="004e60c7"/>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ace81"/>
    </style:style>
    <style:style style:name="T24" style:family="text">
      <style:text-properties officeooo:rsid="004f3d2a"/>
    </style:style>
    <style:style style:name="T25" style:family="text">
      <style:text-properties officeooo:rsid="0050c5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text:soft-page-break/>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6">Social</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text:soft-page-break/>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text:soft-page-break/>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5"/>
      <text:p text:style-name="P25"/>
      <text:p text:style-name="P25">Melee with Cheese</text:p>
      <text:p text:style-name="P25">Combat</text:p>
      <text:p text:style-name="P25">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6"><text:soft-page-break/>Mirror room</text:p>
      <text:p text:style-name="P26"><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5"/>
      <text:p text:style-name="P27">Bouncer</text:p>
      <text:p text:style-name="P27"><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7"/>
      <text:p text:style-name="P29"/>
      <text:p text:style-name="P30">Wired to Blow</text:p>
      <text:p text:style-name="P30">Task</text:p>
      <text:p text:style-name="P30">The door to this room is wired to a complicated device. Cables snake over it, cylinders jut from it, and cylinders emblazoned with the symbols for biohazard, radiation hazard, and poison protrude from it. <text:s/></text:p>
      <text:p text:style-name="P30">Flipping open a panel, you can see a tangle of different colored wires. Cut the right one, and the door will open. Cut the wrong one...</text:p>
      <text:p text:style-name="P25"/>
      <text:p text:style-name="P25"/>
      <text:p text:style-name="P30">Creepy Room</text:p>
      <text:p text:style-name="P30">Social</text:p>
      <text:p text:style-name="P30">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30"/>
      <text:p text:style-name="P30"/>
      <text:p text:style-name="P28"/>
      <text:p text:style-name="P31">Submarine</text:p>
      <text:p text:style-name="P34">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34">You have gotten into an arguement with the ship's cook in the galley, after being served gruel for the 9th consequtive meal. Resolve this culinary dispute. Quietly. <text:s/></text:p>
      <text:p text:style-name="P34"/>
      <text:p text:style-name="P32"/>
      <text:p text:style-name="P31">Upside down house</text:p>
      <text:p text:style-name="P34">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34"/>
      <text:p text:style-name="P34"/>
      <text:p text:style-name="P35">Flammable room</text:p>
      <text:p text:style-name="P35">There's an acrid, sulphurous aroma in the air to this room. Your feet splash through puddles of oil. The furnature appears to be constructed from sticks of dynamite, and... yes, you can definitely smell a gas leak. <text:s/></text:p>
      <text:p text:style-name="P35">A sweet old nan in a rocking chair fumbles about for a box of matches, pipe already clasped in her lips. <text:s/></text:p>
      <text:p text:style-name="P35">The door to exit this scenario stands open at the other end of the room. <text:s/></text:p>
      <text:p text:style-name="P35"/>
      <text:p text:style-name="P35"><text:soft-page-break/></text:p>
      <text:p text:style-name="P39">Clock tower</text:p>
      <text:p text:style-name="P59">Navigation</text:p>
      <text:p text:style-name="P40">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34"/>
      <text:p text:style-name="P34"/>
      <text:p text:style-name="P61">Haunted House</text:p>
      <text:p text:style-name="P61">Combat</text:p>
      <text:p text:style-name="P61">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61"/>
      <text:p text:style-name="P61"/>
      <text:p text:style-name="P61">Squirrel Army</text:p>
      <text:p text:style-name="P61">Combat</text:p>
      <text:p text:style-name="P61">You've really done it this time. You angered the squirrels. They can climb. They can bite. They store nuts for the winter, and their numbers are legion. Every single squirrel on this planet wants you dead. Good luck! <text:s/></text:p>
      <text:p text:style-name="P61"/>
      <text:p text:style-name="P61"/>
      <text:p text:style-name="P61">Roller Coaster</text:p>
      <text:p text:style-name="P61">Task</text:p>
      <text:p text:style-name="P61">A bar comes down over your shoulders, locking you into your seat. Ahead of you, a normal roller coaster... except for the spinning blades, flamethrowers, pendulums, and the unforunate fact that one end of the tracks points out over a cliff. </text:p>
      <text:p text:style-name="P61"/>
      <text:p text:style-name="P61"/>
      <text:p text:style-name="P62">Cabin in the Woods</text:p>
      <text:p text:style-name="P62">Combat</text:p>
      <text:p text:style-name="P62">You should not have read the arcane text written on that dusty tomb. The woods around you seem to come alive. Some... THING is trying to get in. Or maybe it's hear already. Survive the night to escape this scenario. </text:p>
      <text:p text:style-name="P62"/>
      <text:p text:style-name="P62"/>
      <text:p text:style-name="P62">Zoo</text:p>
      <text:p text:style-name="P62">Combat</text:p>
      <text:p text:style-name="P62">Lions and Tigers and Bears? Oh my! Without warning, every cage, gate, fence, and floodgate in this zoo falls open, releasing the animals inside. Try to escape, without becoming the meal of some hungry, vengeful predator. <text:s/></text:p>
      <text:p text:style-name="P62"/>
      <text:p text:style-name="P62"/>
      <text:p text:style-name="P63">Field with Sheep</text:p>
      <text:p text:style-name="P63">Combat</text:p>
      <text:p text:style-name="P63">You stand in the middle of a peaceful field, rolling hills tumbling in all directions. Sheep and cows stupidly chew in the background. Although... now that you think about it, they do seem to have surrounded you. And are those... are those fangs? <text:s/></text:p>
      <text:p text:style-name="P63">Survive your encounter with carnivourous livestock to escape this scenario. <text:s/></text:p>
      <text:p text:style-name="P63"/>
      <text:p text:style-name="P63"/>
      <text:p text:style-name="P49">Runaway train</text:p>
      <text:p text:style-name="P49"><text:span text:style-name="T14">Combat</text:span><text:line-break/>This train is barrelling straight off a partially built bridge. The key is in the locomotive, and the exit door in the caboose. And packed in every carriage, cabin, and cargo container are both passengers, and goons who have been given your description.</text:p>
      <text:p text:style-name="P49"/>
      <text:p text:style-name="P64"><text:soft-page-break/>The room you're in right now</text:p>
      <text:p text:style-name="P64">Task</text:p>
      <text:p text:style-name="P64">Look around. That's where the group finds itself. Oh no. Gosh. However will you escape this diabolical situation? <text:s/></text:p>
      <text:p text:style-name="P64"/>
      <text:p text:style-name="P64"/>
      <text:p text:style-name="P65">Court Trial</text:p>
      <text:p text:style-name="P65">Social</text:p>
      <text:p text:style-name="P65">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5"/>
      <text:p text:style-name="P65"/>
      <text:p text:style-name="P46">Drinking contest.</text:p>
      <text:p text:style-name="P66">Social</text:p>
      <text:p text:style-name="P46">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46"/>
      <text:p text:style-name="P46"/>
      <text:p text:style-name="P67">Pendulum Bridge </text:p>
      <text:p text:style-name="P67">Combat</text:p>
      <text:p text:style-name="P67">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7"/>
      <text:p text:style-name="P67"/>
      <text:p text:style-name="P68">Gladiatorial Arena</text:p>
      <text:p text:style-name="P68">Combat</text:p>
      <text:p text:style-name="P68">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8"/>
      <text:p text:style-name="P68"/>
      <text:p text:style-name="P52">Hell</text:p>
      <text:p text:style-name="P52"><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8"/>
      <text:p text:style-name="P68"/>
      <text:p text:style-name="P53">Divider</text:p>
      <text:p text:style-name="P53"><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53"/>
      <text:p text:style-name="P53"/>
      <text:p text:style-name="P56">Strobe room</text:p>
      <text:p text:style-name="P56"><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 Can you find and stop them before you yourself fall victim to the blade? <text:s/></text:span></text:p>
      <text:p text:style-name="P55"><text:soft-page-break/></text:p>
      <text:p text:style-name="P69">Hostage Situation</text:p>
      <text:p text:style-name="P69">Social</text:p>
      <text:p text:style-name="P69">One of your group members (DM choice/Random) has been taken hostage by bad men. They want something precious of yours. Resolve this situation to escape the scenario. <text:s/></text:p>
      <text:p text:style-name="P69"/>
      <text:p text:style-name="P70"/>
      <text:p text:style-name="P70"><text:span text:style-name="T21">High Speed</text:span> Chase</text:p>
      <text:p text:style-name="P71">Navigation</text:p>
      <text:p text:style-name="P70">You're behind the wheel of a vehicle just big enough to fit your party. Flashing red and blue lights fill your rear view mirror, as you dodge and weave between cars in the busy city streets. Escape<text:span text:style-name="T20">!</text:span> </text:p>
      <text:p text:style-name="P70"/>
      <text:p text:style-name="P57">Carnivorous jungle</text:p>
      <text:p text:style-name="P72">Combat</text:p>
      <text:p text:style-name="P72">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72"/>
      <text:p text:style-name="P58"><text:span text:style-name="T23">Snow place like home</text:span></text:p>
      <text:p text:style-name="P73">Task</text:p>
      <text:p text:style-name="P73">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3"/>
      <text:p text:style-name="P73"/>
      <text:p text:style-name="P74">Frictionless room</text:p>
      <text:p text:style-name="P74">Navigation</text:p>
      <text:p text:style-name="P74">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4"/>
      <text:p text:style-name="P74"/>
      <text:p text:style-name="P75">Sports Ball</text:p>
      <text:p text:style-name="P75">Task</text:p>
      <text:p text:style-name="P75">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5"/>
      <text:p text:style-name="P75"/>
      <text:p text:style-name="P76">Sleeping Dragon</text:p>
      <text:p text:style-name="P76">Navigation</text:p>
      <text:p text:style-name="P76">A heap of gold glimmers and twinkles in the center of this cave. Atop, a slumbering dragon. Steal a single piece of treasure to defeat this scenario. <text:s/></text:p>
      <text:p text:style-name="P76">Oh. And also<text:span text:style-name="T25">,</text:span> the cave is littered with mouse traps, whoopie cushions, <text:span text:style-name="T24">potato crisps, </text:span>and a single inexplicably squeeky floorboard.</text:p>
      <text:p text:style-name="P76"/>
      <text:p text:style-name="P76"/>
      <text:p text:style-name="P74"/>
      <text:p text:style-name="P54"/>
      <text:p text:style-name="P54"/>
      <text:p text:style-name="P59">Prepped scenarios end here</text:p>
      <text:p text:style-name="P59">--------------------------------------------------------</text:p>
      <text:p text:style-name="P59">Brainstorm ideas follow</text:p>
      <text:p text:style-name="P59"/>
      <text:p text:style-name="P59"><text:soft-page-break/></text:p>
      <text:p text:style-name="P31"/>
      <text:p text:style-name="P31">Giant tree</text:p>
      <text:p text:style-name="P35">This tree is the size of a city, with a trunk as broad as an ocean, and leaves that could touch the stars. </text:p>
      <text:p text:style-name="P31"/>
      <text:p text:style-name="P31"/>
      <text:p text:style-name="P31">Edible house</text:p>
      <text:p text:style-name="P31"/>
      <text:p text:style-name="P31"/>
      <text:p text:style-name="P42"/>
      <text:p text:style-name="P33"/>
      <text:p text:style-name="P37"/>
      <text:p text:style-name="P37">Drug plantation</text:p>
      <text:p text:style-name="P37">Cops? Selling? Traps?</text:p>
      <text:p text:style-name="P37"/>
      <text:p text:style-name="P37">Desert</text:p>
      <text:p text:style-name="P37">Get to the other end without water.</text:p>
      <text:p text:style-name="P37">Youve got 4 liters, you need 6. How can you make it stretch.</text:p>
      <text:p text:style-name="P37">Oasis.</text:p>
      <text:p text:style-name="P43"/>
      <text:p text:style-name="P33"/>
      <text:p text:style-name="P33">Rampaging Elephant</text:p>
      <text:p text:style-name="P33"/>
      <text:p text:style-name="P34"/>
      <text:p text:style-name="P34">Land bridge at low tide.</text:p>
      <text:p text:style-name="P34">Have to do something before the tide comes in. </text:p>
      <text:p text:style-name="P34">Flooding. <text:s/></text:p>
      <text:p text:style-name="P34">Caves filling with water.</text:p>
      <text:p text:style-name="P34"/>
      <text:p text:style-name="P36">Shifting maze. The walls move.</text:p>
      <text:p text:style-name="P36"/>
      <text:p text:style-name="P36"/>
      <text:p text:style-name="P36"/>
      <text:p text:style-name="P25"/>
      <text:p text:style-name="P25"/>
      <text:p text:style-name="P25">Lord of the Files</text:p>
      <text:p text:style-name="P25">(Tribal inter office warefare).</text:p>
      <text:p text:style-name="P25"/>
      <text:p text:style-name="P25"/>
      <text:p text:style-name="P50">Broken escape room.<text:line-break/>This room is laud out like an escape room, puzzles leading to clues leading to keys leading to more puzzles and, eventually, freedom.<text:line-break/>Unfortunately, the keys don't fit, the combinations don't combine, and the puzzles don't make any sense.<text:line-break/>How can you get out?<text:line-break/></text:p>
      <text:p text:style-name="P51"><text:line-break/>Building with many rooms<text:line-break/><text:line-break/><text:line-break/>Court Trial<text:line-break/><text:line-break/><text:line-break/><text:line-break/><text:line-break/><text:line-break/><text:soft-page-break/>Sports Arena<text:line-break/><text:line-break/><text:line-break/><text:line-break/>Lecture podium<text:line-break/><text:line-break/><text:line-break/>Movie screen<text:line-break/><text:line-break/><text:line-break/>Robot toaster uprising<text:line-break/><text:line-break/><text:line-break/>Frictionless room<text:line-break/><text:line-break/><text:line-break/>Lightening bolt room<text:line-break/><text:line-break/><text:line-break/>Laser grid<text:line-break/><text:line-break/><text:line-break/>Wrap around world<text:line-break/><text:line-break/><text:line-break/><text:line-break/><text:line-break/><text:line-break/>Carnivale<text:line-break/><text:line-break/><text:line-break/>Get to the front of a float parade<text:line-break/><text:line-break/><text:line-break/>Hot air balloon<text:line-break/><text:line-break/><text:line-break/>Zeppelin<text:line-break/><text:line-break/><text:line-break/>Exceedingly long lecture<text:line-break/>You are one of hundreds in this boring, stuffy, hot lecture theater, listening to a lecturer who is boring, stuffy, but decidedly not hot.<text:line-break/>If you can pay attention to the whole talk, somewhere in there will be buried the secret to escaping. Already, heads are nodding asleep around you. This won't be easy...<text:line-break/><text:line-break/><text:line-break/><text:line-break/><text:line-break/><text:line-break/>Literal Pun Room.<text:line-break/>You see an empty room. The sea makes the floor wet. You can't hear anything, until a hair starts...<text:line-break/>You're going to have to watch your words in this place. Your watch ticks annoyingly.<text:line-break/><text:line-break/>Tidal wave on the left, volcano on the right. Stuck in the middle with the earthquake.<text:line-break/><text:line-break/><text:line-break/><text:soft-page-break/>Rocky Cliff face harassed by vultures<text:line-break/><text:line-break/><text:line-break/>Castle under seige<text:line-break/><text:line-break/>Seiging a castle<text:line-break/><text:line-break/>(Link these).<text:line-break/><text:line-break/><text:line-break/>Statues that move when you're not watching<text:line-break/><text:line-break/><text:line-break/><text:line-break/><text:line-break/><text:line-break/><text:line-break/>Stuck in a pyramid or crypt<text:line-break/><text:line-break/><text:line-break/>Cave diving while the tide comes in<text:line-break/><text:line-break/><text:line-break/>Flooding room with the key out of reach<text:line-break/><text:line-break/><text:line-break/>Giant in a 2d world<text:line-break/><text:line-break/><text:line-break/>Rowboat in a ship going off a waterfall at the edge of the world<text:line-break/><text:line-break/><text:line-break/>Medusa<text:line-break/><text:line-break/><text:line-break/>Kraken<text:line-break/><text:line-break/><text:line-break/><text:line-break/><text:line-break/><text:line-break/>Rock paper scissors with an ogre<text:line-break/><text:line-break/><text:line-break/>Trash compactor room<text:line-break/><text:line-break/><text:line-break/>Fast forwarded world<text:line-break/><text:line-break/><text:line-break/>Slowed down world<text:line-break/><text:line-break/><text:line-break/>Virtual reality.<text:line-break/>Just need to get out of here<text:line-break/>The exit is in the real world.</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2T13:42:44.712264607</dc:date>
    <meta:editing-duration>PT7H59M50S</meta:editing-duration>
    <meta:editing-cycles>64</meta:editing-cycles>
    <meta:document-statistic meta:table-count="0" meta:image-count="0" meta:object-count="0" meta:page-count="11" meta:paragraph-count="201" meta:word-count="3914" meta:character-count="22144" meta:non-whitespace-character-count="18239"/>
  </office:meta>
</office:document-meta>
</file>